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15pt" fo:language="zxx" fo:country="none" fo:font-weight="bold" officeooo:rsid="0007928c" officeooo:paragraph-rsid="0007928c" style:font-size-asian="13.1000003814697pt" style:language-asian="zxx" style:country-asian="none" style:font-weight-asian="bold" style:font-size-complex="15pt" style:language-complex="zxx" style:country-complex="none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7928c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7928c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6280" officeooo:paragraph-rsid="000c30c4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8bed6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5pt" fo:language="zxx" fo:country="none" fo:font-weight="normal" officeooo:rsid="000c30c4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Ubuntu" fo:font-size="15pt" fo:language="zxx" fo:country="none" style:text-underline-style="none" fo:font-weight="normal" officeooo:rsid="00086280" officeooo:paragraph-rsid="00086280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bold" officeooo:rsid="00086280" officeooo:paragraph-rsid="00086280" style:font-size-asian="11.3500003814697pt" style:language-asian="zxx" style:country-asian="none" style:font-weight-asian="bold" style:font-size-complex="13pt" style:language-complex="zxx" style:country-complex="none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6280" officeooo:paragraph-rsid="000c30c4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3pt" fo:language="zxx" fo:country="none" style:text-underline-style="none" fo:font-weight="normal" officeooo:rsid="0008bed6" officeooo:paragraph-rsid="0009dfcc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3pt" fo:language="zxx" fo:country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Ubuntu" fo:font-size="20pt" fo:language="zxx" fo:country="none" fo:font-weight="bold" officeooo:rsid="0007928c" officeooo:paragraph-rsid="0007928c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086280"/>
    </style:style>
    <style:style style:name="P19" style:family="paragraph" style:parent-style-name="Standard">
      <style:paragraph-properties fo:text-align="start" style:justify-single-word="false"/>
      <style:text-properties officeooo:paragraph-rsid="000c30c4"/>
    </style:style>
    <style:style style:name="P20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8bed6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9dfcc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solid" style:text-underline-width="auto" style:text-underline-color="font-color" fo:font-weight="normal" officeooo:rsid="000133e5" officeooo:paragraph-rsid="00086280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officeooo:paragraph-rsid="000c30c4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style:font-name="Century Schoolbook L" fo:font-size="14pt" fo:language="zxx" fo:country="none" fo:font-weight="normal" officeooo:rsid="000133e5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b87ef" officeooo:paragraph-rsid="000b87ef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Century Schoolbook L" fo:font-size="14pt" fo:language="zxx" fo:country="none" style:text-underline-style="none" fo:font-weight="normal" officeooo:rsid="000b87ef" officeooo:paragraph-rsid="000e57cb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5pt" fo:language="zxx" fo:country="none" style:text-underline-style="solid" style:text-underline-width="auto" style:text-underline-color="font-color" fo:font-weight="normal" officeooo:rsid="0008bed6" officeooo:paragraph-rsid="0008bed6" style:font-size-asian="13.1000003814697pt" style:language-asian="zxx" style:country-asian="none" style:font-weight-asian="normal" style:font-size-complex="15pt" style:language-complex="zxx" style:country-complex="none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Droid Serif" fo:font-size="13pt" fo:language="zxx" fo:country="none" style:text-underline-style="none" fo:font-weight="normal" officeooo:rsid="00086280" officeooo:paragraph-rsid="000b87ef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" style:family="text">
      <style:text-properties fo:color="#800000"/>
    </style:style>
    <style:style style:name="T2" style:family="text">
      <style:text-properties fo:color="#800000" style:font-name="Droid Serif" style:text-underline-style="none"/>
    </style:style>
    <style:style style:name="T3" style:family="text">
      <style:text-properties fo:font-size="13pt" officeooo:rsid="000133e5" style:font-size-asian="11.3500003814697pt" style:font-size-complex="13pt"/>
    </style:style>
    <style:style style:name="T4" style:family="text">
      <style:text-properties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5" style:family="text">
      <style:text-properties fo:font-size="13pt" style:text-underline-style="none" style:font-size-asian="11.3500003814697pt" style:font-size-complex="13pt"/>
    </style:style>
    <style:style style:name="T6" style:family="text">
      <style:text-properties fo:font-size="13pt" style:text-underline-style="none" officeooo:rsid="0008bed6" style:font-size-asian="11.3500003814697pt" style:font-size-complex="13pt"/>
    </style:style>
    <style:style style:name="T7" style:family="text">
      <style:text-properties fo:font-size="13pt" style:font-size-asian="13pt" style:font-size-complex="13pt"/>
    </style:style>
    <style:style style:name="T8" style:family="text">
      <style:text-properties fo:font-size="13pt" fo:font-style="normal" style:text-underline-style="solid" style:text-underline-width="auto" style:text-underline-color="font-color" officeooo:rsid="000bbfa2" style:font-size-asian="11.3500003814697pt" style:font-style-asian="normal" style:font-size-complex="13pt" style:font-style-complex="normal"/>
    </style:style>
    <style:style style:name="T9" style:family="text">
      <style:text-properties fo:font-size="13pt" fo:font-style="normal" officeooo:rsid="000bbfa2" style:font-size-asian="11.3500003814697pt" style:font-style-asian="normal" style:font-size-complex="13pt" style:font-style-complex="normal"/>
    </style:style>
    <style:style style:name="T10" style:family="text">
      <style:text-properties fo:font-size="13pt" fo:font-style="normal" style:text-underline-style="none" style:font-size-asian="11.3500003814697pt" style:font-style-asian="normal" style:font-size-complex="13pt" style:font-style-complex="normal"/>
    </style:style>
    <style:style style:name="T11" style:family="text">
      <style:text-properties fo:font-size="13pt" style:text-underline-style="solid" style:text-underline-width="auto" style:text-underline-color="font-color" style:font-size-asian="11.3500003814697pt" style:font-size-complex="13pt"/>
    </style:style>
    <style:style style:name="T12" style:family="text">
      <style:text-properties fo:color="#000000"/>
    </style:style>
    <style:style style:name="T13" style:family="text">
      <style:text-properties style:font-name="Droid Serif" fo:font-size="13pt" style:text-underline-style="none" officeooo:rsid="00086280" style:font-size-asian="11.3500003814697pt" style:font-size-complex="13pt"/>
    </style:style>
    <style:style style:name="T14" style:family="text">
      <style:text-properties style:font-name="Droid Serif" fo:font-size="13pt" style:text-underline-style="none" style:font-size-asian="13pt" style:font-size-complex="13pt"/>
    </style:style>
    <style:style style:name="T15" style:family="text">
      <style:text-properties style:font-name="Droid Serif" fo:font-size="13pt" style:text-underline-style="none" officeooo:rsid="00086280" style:font-size-asian="13pt" style:font-size-complex="13pt"/>
    </style:style>
    <style:style style:name="T16" style:family="text">
      <style:text-properties style:font-name="Droid Serif" fo:font-size="13pt" fo:language="zxx" fo:country="none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17" style:family="text">
      <style:text-properties style:font-name="Droid Serif" fo:font-size="13pt" fo:font-style="italic" style:text-underline-style="none" officeooo:rsid="00086280" style:font-size-asian="13pt" style:font-style-asian="italic" style:font-size-complex="13pt" style:font-style-complex="italic"/>
    </style:style>
    <style:style style:name="T18" style:family="text">
      <style:text-properties style:font-name="Droid Serif" fo:font-size="13pt" fo:font-style="italic" officeooo:rsid="0009dfcc" style:font-size-asian="13pt" style:font-style-asian="italic" style:font-size-complex="13pt" style:font-style-complex="italic"/>
    </style:style>
    <style:style style:name="T19" style:family="text">
      <style:text-properties style:font-name="Droid Serif" fo:font-size="13pt" fo:font-style="italic" officeooo:rsid="000e57cb" style:font-size-asian="13pt" style:font-style-asian="italic" style:font-size-complex="13pt" style:font-style-complex="italic"/>
    </style:style>
    <style:style style:name="T20" style:family="text">
      <style:text-properties style:font-name="Droid Serif" fo:font-size="13pt" fo:font-style="italic" style:text-underline-style="solid" style:text-underline-width="auto" style:text-underline-color="font-color" officeooo:rsid="0009dfcc" style:font-size-asian="13pt" style:font-style-asian="italic" style:font-size-complex="13pt" style:font-style-complex="italic"/>
    </style:style>
    <style:style style:name="T21" style:family="text">
      <style:text-properties style:font-name="Droid Serif" fo:font-size="13pt" fo:font-style="normal" style:font-size-asian="13pt" style:font-style-asian="normal" style:font-size-complex="13pt" style:font-style-complex="normal"/>
    </style:style>
    <style:style style:name="T22" style:family="text">
      <style:text-properties style:font-name="Droid Serif" fo:font-size="13pt" officeooo:rsid="00086280" style:font-size-asian="13pt" style:font-size-complex="13pt"/>
    </style:style>
    <style:style style:name="T23" style:family="text">
      <style:text-properties style:font-name="Droid Serif" style:text-underline-style="none"/>
    </style:style>
    <style:style style:name="T24" style:family="text">
      <style:text-properties style:font-name="Droid Serif" style:font-size-asian="13pt"/>
    </style:style>
    <style:style style:name="T25" style:family="text">
      <style:text-properties style:font-name="Droid Serif" officeooo:rsid="00086280" style:font-size-asian="13pt"/>
    </style:style>
    <style:style style:name="T26" style:family="text">
      <style:text-properties officeooo:rsid="00096900"/>
    </style:style>
    <style:style style:name="T27" style:family="text">
      <style:text-properties style:text-underline-style="solid" style:text-underline-width="auto" style:text-underline-color="font-color"/>
    </style:style>
    <style:style style:name="T28" style:family="text">
      <style:text-properties style:text-underline-style="solid" style:text-underline-width="auto" style:text-underline-color="font-color" officeooo:rsid="00096900"/>
    </style:style>
    <style:style style:name="T29" style:family="text">
      <style:text-properties style:text-underline-style="solid" style:text-underline-width="auto" style:text-underline-color="font-color" officeooo:rsid="000b87ef"/>
    </style:style>
    <style:style style:name="T30" style:family="text">
      <style:text-properties style:text-underline-style="solid" style:text-underline-width="auto" style:text-underline-color="font-color" officeooo:rsid="000c30c4"/>
    </style:style>
    <style:style style:name="T31" style:family="text">
      <style:text-properties style:font-name="DejaVu Sans" fo:font-size="13pt" style:text-underline-style="none" fo:font-weight="bold" style:font-size-asian="11.3500003814697pt" style:font-weight-asian="bold" style:font-size-complex="13pt" style:font-weight-complex="bold"/>
    </style:style>
    <style:style style:name="T32" style:family="text">
      <style:text-properties style:font-name="DejaVu Sans" fo:font-size="13pt" style:text-underline-style="none" fo:font-weight="bold" officeooo:rsid="00086280" style:font-size-asian="11.3500003814697pt" style:font-weight-asian="bold" style:font-size-complex="13pt" style:font-weight-complex="bold"/>
    </style:style>
    <style:style style:name="T33" style:family="text">
      <style:text-properties style:font-name="DejaVu Sans" fo:font-size="13pt" fo:font-weight="bold" officeooo:rsid="00086280" style:font-size-asian="11.3500003814697pt" style:font-weight-asian="bold" style:font-size-complex="13pt" style:font-weight-complex="bold"/>
    </style:style>
    <style:style style:name="T34" style:family="text">
      <style:text-properties style:font-name="DejaVu Sans" fo:font-size="13pt" fo:font-style="normal" style:text-underline-style="solid" style:text-underline-width="auto" style:text-underline-color="font-color" officeooo:rsid="000e57cb" style:font-size-asian="11.3500003814697pt" style:font-style-asian="normal" style:font-size-complex="13pt" style:font-style-complex="normal"/>
    </style:style>
    <style:style style:name="T35" style:family="text">
      <style:text-properties officeooo:rsid="0009dfcc"/>
    </style:style>
    <style:style style:name="T36" style:family="text">
      <style:text-properties fo:font-style="italic" officeooo:rsid="0009dfcc" style:font-style-asian="italic" style:font-style-complex="italic"/>
    </style:style>
    <style:style style:name="T37" style:family="text">
      <style:text-properties style:font-name="Ubuntu" fo:font-size="13pt" fo:language="zxx" fo:country="none" style:text-underline-style="none" fo:font-weight="normal" officeooo:rsid="00086280" style:font-size-asian="11.3500003814697pt" style:language-asian="zxx" style:country-asian="none" style:font-weight-asian="normal" style:font-size-complex="13pt" style:language-complex="zxx" style:country-complex="none" style:font-weight-complex="normal"/>
    </style:style>
    <style:style style:name="T38" style:family="text">
      <style:text-properties fo:font-variant="normal" fo:text-transform="none" fo:color="#000000" style:font-name="Droid Serif" fo:font-size="13pt" fo:letter-spacing="normal" fo:language="zxx" fo:country="none" fo:font-style="normal" style:text-underline-style="none" fo:font-weight="normal" officeooo:rsid="00086280" style:font-size-asian="13pt" style:language-asian="zxx" style:country-asian="none" style:font-weight-asian="normal" style:font-size-complex="13pt" style:language-complex="zxx" style:country-complex="none" style:font-weight-complex="normal"/>
    </style:style>
    <style:style style:name="T39" style:family="text">
      <style:text-properties fo:font-weight="bold" officeooo:rsid="000e57cb" style:font-weight-asian="bold" style:font-weight-complex="bold"/>
    </style:style>
    <style:style style:name="T40" style:family="text">
      <style:text-properties officeooo:rsid="000e57cb"/>
    </style:style>
    <style:style style:name="T41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Commandes</text:p>
      <text:p text:style-name="P1"/>
      <text:p text:style-name="P2"/>
      <text:p text:style-name="P23">Mardi 7 Avril 2015</text:p>
      <text:p text:style-name="P3"/>
      <text:p text:style-name="P3"><text:span text:style-name="T3"><text:tab/></text:span><text:span text:style-name="T32">Admin</text:span></text:p>
      <text:p text:style-name="P10"><text:s/></text:p>
      <text:p text:style-name="P11"><text:span text:style-name="T26"><text:s text:c="2"/></text:span><text:span text:style-name="T28">M</text:span><text:span text:style-name="T27">ettre les drivers de la carte wifi, il a fallu dans le fichier</text:span> </text:p>
      <text:p text:style-name="P3"><text:span text:style-name="T4"><text:line-break/> <text:s text:c="3"/><text:tab/></text:span><text:span text:style-name="T13"># /</text:span><text:span text:style-name="T15">etc/apt/sources.list</text:span></text:p>
      <text:p text:style-name="P4"/>
      <text:p text:style-name="P4"><text:span text:style-name="T7"><text:tab/>remplacer : </text:span><text:span text:style-name="T14"># deb http://ftp.fr.debian.org/debian/ jessie main </text:span></text:p>
      <text:p text:style-name="P16"><text:tab/>par :<text:tab/><text:span text:style-name="T23"># deb http://ftp.fr.debian.org/debian/ jessie main </text:span><text:span text:style-name="T2">contrib non-free</text:span></text:p>
      <text:p text:style-name="P16"/>
      <text:p text:style-name="P16"><text:span text:style-name="T1"><text:tab/></text:span><text:span text:style-name="T12">Puis mettre à jour :</text:span></text:p>
      <text:p text:style-name="P18"><text:s text:c="4"/><text:tab/><text:tab/><text:span text:style-name="T16"># apt-get updade</text:span></text:p>
      <text:p text:style-name="P11"/>
      <text:p text:style-name="P11"><text:tab/>Puis executer ces deux commandes :</text:p>
      <text:p text:style-name="P11"><text:s text:c="4"/><text:tab/><text:tab/><text:span text:style-name="T24"># apt-get install firmware-linux-nonfree</text:span></text:p>
      <text:p text:style-name="P20"><text:s text:c="4"/><text:tab/><text:tab/># apt-get install firmware-linux-free</text:p>
      <text:p text:style-name="P11"><text:tab/></text:p>
      <text:p text:style-name="P11"><text:tab/>Puis redémarrer</text:p>
      <text:p text:style-name="P11"><text:s text:c="3"/><text:tab/></text:p>
      <text:p text:style-name="P11"><text:tab/>Installer le driver de la carte wifi</text:p>
      <text:p text:style-name="P11"><text:s text:c="4"/><text:tab/><text:tab/><text:span text:style-name="T24"># apt-get install firmware-iwlwifi</text:span></text:p>
      <text:p text:style-name="P11"/>
      <text:p text:style-name="P11"><text:tab/>Puis redémarrer</text:p>
      <text:p text:style-name="P4"/>
      <text:p text:style-name="P11"><text:s text:c="2"/><text:span text:style-name="T27">Mettre le logiciel icedove en fr</text:span></text:p>
      <text:p text:style-name="P11"><text:tab/><text:span text:style-name="T24"># apt-get install icedove-l10n-fr</text:span></text:p>
      <text:p text:style-name="P11"/>
      <text:p text:style-name="P11"><text:s/><text:span text:style-name="T27">Installer l'accès à la partition windows</text:span></text:p>
      <text:p text:style-name="P4"/>
      <text:p text:style-name="P11"><text:tab/>Ouvrir le fichier :</text:p>
      <text:p text:style-name="P11"><text:tab/><text:tab/><text:span text:style-name="T24"># /etc/fstab</text:span></text:p>
      <text:p text:style-name="P11"><text:tab/></text:p>
      <text:p text:style-name="P11"><text:tab/>Ajouter la ligne </text:p>
      <text:p text:style-name="P11"><text:tab/><text:tab/><text:span text:style-name="T24"># /dev/sda1<text:tab/>/windows<text:tab/>auto<text:tab/>ro,user,auto <text:s/>0 0</text:span></text:p>
      <text:p text:style-name="P20"><text:tab/>(ro pour read only)</text:p>
      <text:p text:style-name="P11"><text:tab/></text:p>
      <text:p text:style-name="P11"><text:tab/>Créer le dossier associé </text:p>
      <text:p text:style-name="P11"><text:s text:c="3"/><text:tab/><text:tab/><text:span text:style-name="T24"># mkdir /windows</text:span></text:p>
      <text:p text:style-name="P11"><text:tab/></text:p>
      <text:p text:style-name="P12"><text:tab/></text:p>
      <text:p text:style-name="P15"><text:soft-page-break/>Monter le dossier windows</text:p>
      <text:p text:style-name="P5"><text:span text:style-name="T6"><text:tab/><text:tab/></text:span><text:span text:style-name="T14"># mount /windows/</text:span></text:p>
      <text:p text:style-name="P11"/>
      <text:p text:style-name="P11"><text:s text:c="2"/><text:span text:style-name="T27">Installer &amp; configuer sudo sur Debian</text:span></text:p>
      <text:p text:style-name="P11"/>
      <text:p text:style-name="P11"><text:tab/>Installer</text:p>
      <text:p text:style-name="P11"><text:tab/><text:tab/><text:span text:style-name="T24"># sudo apt-get install sudo</text:span></text:p>
      <text:p text:style-name="P11"><text:tab/></text:p>
      <text:p text:style-name="P4"><text:span text:style-name="T5"><text:tab/></text:span><text:span text:style-name="T6">Ajouter mon compte courant au groupe sudo</text:span></text:p>
      <text:p text:style-name="P14"><text:tab/><text:tab/><text:span text:style-name="T25"># adduser oparihack sudo</text:span></text:p>
      <text:p text:style-name="P20"/>
      <text:p text:style-name="P6"><text:span text:style-name="T10"><text:s text:c="2"/></text:span><text:span text:style-name="T8">Ajouter les autres architectures de programmes (pour Skype)</text:span></text:p>
      <text:p text:style-name="P9"><text:span text:style-name="T9"><text:tab/></text:span><text:span text:style-name="T21"><text:tab/># sudo dpkg –add-architecture i386</text:span></text:p>
      <text:p text:style-name="P8"/>
      <text:p text:style-name="P13"><text:s text:c="2"/><text:span text:style-name="T30">Installer Qt</text:span></text:p>
      <text:p text:style-name="P19"><text:span text:style-name="T37"><text:tab/></text:span><text:span text:style-name="T16"><text:tab/># <text:s/></text:span><text:span text:style-name="T38">apt-get install qtcreator</text:span><text:span text:style-name="T16"><text:line-break/><text:tab/><text:tab/># </text:span><text:span text:style-name="T38">apt-get install $(aptitude -F %p search '?source-version(5.3.2) ?<text:tab/><text:tab/>architecture(amd64) !~i ?name(qt) !?name(dbg)')</text:span></text:p>
      <text:p text:style-name="P25"/>
      <text:p text:style-name="P4"><text:span text:style-name="T6"><text:tab/></text:span><text:span text:style-name="T31">Normal</text:span></text:p>
      <text:p text:style-name="P4"/>
      <text:p text:style-name="P7"><text:tab/><text:span text:style-name="T8">Voir les différents disques</text:span></text:p>
      <text:p text:style-name="P7"><text:tab/><text:span text:style-name="T15"><text:tab/># lsblk</text:span></text:p>
      <text:p text:style-name="P7"><text:s text:c="3"/></text:p>
      <text:p text:style-name="P7"><text:tab/><text:span text:style-name="T11">Installer Git</text:span></text:p>
      <text:p text:style-name="P7"><text:tab/><text:tab/><text:span text:style-name="T15"># apt-get install git</text:span></text:p>
      <text:p text:style-name="P7"><text:tab/><text:tab/></text:p>
      <text:p text:style-name="P7"/>
      <text:p text:style-name="P29"><text:span text:style-name="T41"><text:tab/></text:span><text:span text:style-name="T35">Faire un projet Git pour le mettre ensuite sur Git Hub</text:span></text:p>
      <text:p text:style-name="P7"><text:tab/> <text:s text:c="3"/><text:span text:style-name="T17">On crée le dossier en local dans lequel on mettre les fichiers</text:span></text:p>
      <text:p text:style-name="P7"><text:tab/><text:tab/><text:span text:style-name="T15"># mkdir monDossierGit</text:span></text:p>
      <text:p text:style-name="P21"><text:tab/><text:tab/># cd monDossierGit</text:p>
      <text:p text:style-name="P21"/>
      <text:p text:style-name="P21"><text:tab/> <text:s text:c="3"/><text:span text:style-name="T36">On initialise git</text:span></text:p>
      <text:p text:style-name="P21"><text:tab/><text:tab/># git init</text:p>
      <text:p text:style-name="P21"/>
      <text:p text:style-name="P21"><text:tab/> <text:s text:c="3"/><text:span text:style-name="T36">On ajouter un fichier ou plusieurs au git</text:span><text:tab/></text:p>
      <text:p text:style-name="P21"><text:tab/><text:tab/># git add monFichier</text:p>
      <text:p text:style-name="P21"/>
      <text:p text:style-name="P21"><text:tab/> <text:s text:c="3"/><text:span text:style-name="T36">On synchronise le dossier en ligne sur Git Hub</text:span></text:p>
      <text:p text:style-name="P22"><text:tab/><text:tab/># git remote add monDossierGit</text:p>
      <text:p text:style-name="P22"><text:tab/><text:tab/><text:a xlink:type="simple" xlink:href="http://github.com/gaizka64/monProjetEnLigne.git" text:style-name="Internet_20_link" text:visited-style-name="Visited_20_Internet_20_Link">http://github.com/gaizka64/monProjetEnLigne.git</text:a></text:p>
      <text:p text:style-name="P22"><text:soft-page-break/></text:p>
      <text:p text:style-name="P22"><text:tab/> <text:s text:c="3"/><text:span text:style-name="T36">On commit les enregistrements effectués</text:span></text:p>
      <text:p text:style-name="P22"><text:tab/><text:tab/># git commit -m "nom de lenregistrement"</text:p>
      <text:p text:style-name="P22"/>
      <text:p text:style-name="P22"><text:tab/> <text:s text:c="3"/><text:span text:style-name="T36">On répercute les modifications sur le projet central</text:span></text:p>
      <text:p text:style-name="P21"><text:tab/><text:tab/># git push -u <text:span text:style-name="T35">monDossierGit master</text:span></text:p>
      <text:p text:style-name="P21"/>
      <text:p text:style-name="P21"/>
      <text:p text:style-name="P26"><text:span text:style-name="T29">Mercredi 8</text:span><text:span text:style-name="T27"> Avril 2015</text:span></text:p>
      <text:p text:style-name="P24"/>
      <text:p text:style-name="P27"><text:tab/><text:span text:style-name="T33">Admin</text:span></text:p>
      <text:p text:style-name="P27"/>
      <text:p text:style-name="P27"><text:span text:style-name="T39"><text:tab/></text:span><text:span text:style-name="T33">Normal</text:span></text:p>
      <text:p text:style-name="P27"/>
      <text:p text:style-name="P27"><text:span text:style-name="T33"><text:tab/></text:span><text:span text:style-name="T34">Pour mettre à jour un fichier sur Git Hub</text:span></text:p>
      <text:p text:style-name="P28"><text:span text:style-name="T18"><text:tab/><text:tab/></text:span><text:span text:style-name="T19">On regarder où</text:span><text:span text:style-name="T18"> en est le dossier en termes de <text:tab/><text:tab/><text:tab/>modifications par rapport à la version avec celle du master</text:span></text:p>
      <text:p text:style-name="P27"><text:tab/><text:tab/><text:span text:style-name="T22"># git status</text:span></text:p>
      <text:p text:style-name="P27"><text:tab/><text:tab/></text:p>
      <text:p text:style-name="P27"><text:tab/><text:tab/><text:span text:style-name="T22"># git add lesFichiersEnQuestion</text:span></text:p>
      <text:p text:style-name="P30"><text:tab/><text:tab/># git commit -m "modification n°X"</text:p>
      <text:p text:style-name="P30"><text:tab/><text:tab/># git push -u DossierGit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2" svg:font-family="'DejaVu Sans'" style:font-family-generic="swiss"/>
    <style:font-face style:name="Ubuntu" svg:font-family="Ubuntu" style:font-pitch="variable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2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parihack </meta:initial-creator>
    <meta:creation-date>2015-04-07T11:33:19.553214306</meta:creation-date>
    <dc:date>2015-04-08T10:15:21.985398479</dc:date>
    <dc:creator>oparihack </dc:creator>
    <meta:editing-duration>PT1H50M45S</meta:editing-duration>
    <meta:editing-cycles>11</meta:editing-cycles>
    <meta:generator>LibreOffice/4.3.3.2$Linux_X86_64 LibreOffice_project/430m0$Build-2</meta:generator>
    <meta:document-statistic meta:table-count="0" meta:image-count="0" meta:object-count="0" meta:page-count="4" meta:paragraph-count="77" meta:word-count="334" meta:character-count="2245" meta:non-whitespace-character-count="1804"/>
  </office:meta>
</office:document-meta>
</file>